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Wrapp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Wrapper.getXPathString( String file , String xpath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PathWrapper.XPath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Wrapper.clear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Wrapper.open( String file , String xpath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